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273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bottom="none" fo:background-color="#e6e6e6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e6e6e6" fo:border-left="none" fo:border-right="none" fo:border-top="none"/>
    </style:style>
    <style:style style:name="ce13" style:family="table-cell" style:parent-style-name="Default" style:data-style-name="N0">
      <style:table-cell-properties fo:background-color="#e6e6e6"/>
    </style:style>
    <style:style style:name="ce1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9" style:family="table-cell" style:parent-style-name="Default" style:data-style-name="N0">
      <style:table-cell-properties fo:background-color="#e6e6e6" fo:border="none"/>
    </style:style>
    <style:style style:name="ce20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1" style:family="table-cell" style:parent-style-name="Default" style:data-style-name="N0">
      <style:text-properties style:font-name="DejaVu Sans" style:font-name-asian="DejaVu Sans" style:font-name-complex="DejaVu Sans"/>
    </style:style>
    <style:style style:name="ce22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585cm" svg:y="26.563cm">
            <draw:object draw:notify-on-update-of-ranges="Sheet1.C43:Sheet1.C43 Sheet1.F43:Sheet1.T43 Sheet1.C42:Sheet1.C42 Sheet1.F42:Sheet1.T42 Sheet1.C44:Sheet1.C44 Sheet1.F44:Sheet1.T44 Sheet1.C45:Sheet1.C45 Sheet1.F45:Sheet1.T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21"/>
        <table:table-column table:style-name="co4" table:default-cell-style-name="ce3"/>
        <table:table-column table:style-name="co4" table:default-cell-style-name="ce21"/>
        <table:table-column table:style-name="co4" table:number-columns-repeated="15" table:default-cell-style-name="ce3"/>
        <table:table-column table:style-name="co4" table:number-columns-repeated="1003" table:default-cell-style-name="ce21"/>
        <table:table-column table:style-name="co1" table:default-cell-style-name="ce21"/>
        <table:table-row table:style-name="ro3">
          <table:table-cell table:style-name="ce2" office:value-type="string">
            <text:p>Iteration 4 Burndown Chart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15"/>
          <table:table-cell table:style-name="ce20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3" office:value-type="date" office:date-value="2012-10-10">
            <text:p>10/10/12</text:p>
          </table:table-cell>
          <table:table-cell table:style-name="ce23" office:value-type="date" office:date-value="2012-10-11">
            <text:p>11/10/12</text:p>
          </table:table-cell>
          <table:table-cell table:style-name="ce23" office:value-type="date" office:date-value="2012-10-12">
            <text:p>12/10/12</text:p>
          </table:table-cell>
          <table:table-cell table:style-name="ce23" office:value-type="date" office:date-value="2012-10-13">
            <text:p>13/10/12</text:p>
          </table:table-cell>
          <table:table-cell table:style-name="ce23" office:value-type="date" office:date-value="2012-10-14">
            <text:p>14/10/12</text:p>
          </table:table-cell>
          <table:table-cell table:style-name="ce23" office:value-type="date" office:date-value="2012-10-15">
            <text:p>15/10/12</text:p>
          </table:table-cell>
          <table:table-cell table:style-name="ce23" office:value-type="date" office:date-value="2012-10-16">
            <text:p>16/10/12</text:p>
          </table:table-cell>
          <table:table-cell table:style-name="ce23" office:value-type="date" office:date-value="2012-10-17">
            <text:p>17/10/12</text:p>
          </table:table-cell>
          <table:table-cell table:style-name="ce23" office:value-type="date" office:date-value="2012-10-18">
            <text:p>18/10/12</text:p>
          </table:table-cell>
          <table:table-cell table:style-name="ce23" office:value-type="date" office:date-value="2012-10-19">
            <text:p>19/10/12</text:p>
          </table:table-cell>
          <table:table-cell table:style-name="ce23" office:value-type="date" office:date-value="2012-10-20">
            <text:p>20/10/12</text:p>
          </table:table-cell>
          <table:table-cell table:style-name="ce23" office:value-type="date" office:date-value="2012-10-21">
            <text:p>21/10/12</text:p>
          </table:table-cell>
          <table:table-cell table:style-name="ce23" office:value-type="date" office:date-value="2012-10-22">
            <text:p>22/10/12</text:p>
          </table:table-cell>
          <table:table-cell table:style-name="ce23" office:value-type="date" office:date-value="2012-10-23">
            <text:p>23/10/12</text:p>
          </table:table-cell>
          <table:table-cell table:style-name="ce23" office:value-type="date" office:date-value="2012-10-24">
            <text:p>24/10/12</text:p>
          </table:table-cell>
          <table:table-cell table:style-name="ce17" table:number-columns-repeated="1004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Enable Swipe navigation of wizar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arran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8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10" office:value-type="string">
            <text:p>Create Unit test for Swipe action for navig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8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table:style-name="ce10" office:value-type="string">
            <text:p>Enable use of onboard GPS to determine loc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10" office:value-type="string">
            <text:p>Enable use of onboard gyro's to determine angles for panel setup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5">
          <table:table-cell table:style-name="ce6" office:value-type="float" office:value="23">
            <text:p>23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reate menu to save current configuration/report (desktop)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Alex</text:p>
          </table:table-cell>
          <table:table-cell table:number-columns-repeated="2" table:style-name="ce11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2"/>
          <table:table-cell table:style-name="ce5"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Create button to save report to local device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Darran/Alex</text:p>
          </table:table-cell>
          <table:table-cell table:number-columns-repeated="2" table:style-name="ce1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1"/>
          <table:table-cell table:style-name="ce5"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9" office:value-type="float" office:value="3">
            <text:p>3</text:p>
          </table:table-cell>
          <table:table-cell table:style-name="ce13" office:value-type="string">
            <text:p>Create menu to retrieve report from local device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Darran/Alex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7" table:number-columns-repeated="13"/>
          <table:table-cell table:style-name="ce5" table:number-columns-repeated="1004"/>
        </table:table-row>
        <table:table-row table:style-name="ro6">
          <table:table-cell table:style-name="ce7" office:value-type="float" office:value="23">
            <text:p>23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Create functions to store and retrieve solar setup and solar results from local storage (desktop)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Alex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11"/>
          <table:table-cell table:style-name="ce5" table:number-columns-repeated="1004"/>
        </table:table-row>
        <table:table-row table:style-name="ro6">
          <table:table-cell table:style-name="ce7" office:value-type="float" office:value="23">
            <text:p>23</text:p>
          </table:table-cell>
          <table:table-cell table:style-name="ce19" office:value-type="float" office:value="5">
            <text:p>5</text:p>
          </table:table-cell>
          <table:table-cell table:style-name="ce13" office:value-type="string">
            <text:p>Create functions to store and retrieve solar setup and solar results from local storage (mobile)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Darran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12"/>
          <table:table-cell table:style-name="ce5"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Modify UI to handle retrieval of reports and move directly to results pane. (desktop)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Alex</text:p>
          </table:table-cell>
          <table:table-cell table:number-columns-repeated="5" table:style-name="ce13" office:value-type="float" office:value="2">
            <text:p>2</text:p>
          </table:table-cell>
          <table:table-cell table:style-name="ce13" table:number-columns-repeated="10"/>
          <table:table-cell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9" office:value-type="float" office:value="7">
            <text:p>7</text:p>
          </table:table-cell>
          <table:table-cell table:style-name="ce13" office:value-type="string">
            <text:p>Modify UI to handle retrieval of reports and move directly to results pane. (mobile)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Darran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11"/>
          <table:table-cell table:number-columns-repeated="1004"/>
        </table:table-row>
        <table:table-row table:style-name="ro5">
          <table:table-cell table:style-name="ce9" office:value-type="float" office:value="23">
            <text:p>2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Create Unit tests for storing and retrieving results files.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lex</text:p>
          </table:table-cell>
          <table:table-cell table:number-columns-repeated="5" table:style-name="ce12" office:value-type="float" office:value="3">
            <text:p>3</text:p>
          </table:table-cell>
          <table:table-cell table:style-name="ce12" table:number-columns-repeated="10"/>
          <table:table-cell table:number-columns-repeated="1004"/>
        </table:table-row>
        <table:table-row table:style-name="ro6">
          <table:table-cell table:style-name="ce10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reate menu option for printing, including printer setup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lex</text:p>
          </table:table-cell>
          <table:table-cell table:number-columns-repeated="5" table:style-name="ce10" office:value-type="float" office:value="2">
            <text:p>2</text:p>
          </table:table-cell>
          <table:table-cell table:style-name="ce10" table:number-columns-repeated="10"/>
          <table:table-cell table:number-columns-repeated="1004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Create button for printing in results pane in wizard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</text:p>
          </table:table-cell>
          <table:table-cell table:number-columns-repeated="5" table:style-name="ce10" office:value-type="float" office:value="1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Create print output suitable for printing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</text:p>
          </table:table-cell>
          <table:table-cell table:number-columns-repeated="5" table:style-name="ce10" office:value-type="float" office:value="1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2">
          <table:table-cell table:style-name="ce11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Enable use of onboard GPS to determine location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an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3"/>
          <table:table-cell table:number-columns-repeated="1004"/>
        </table:table-row>
        <table:table-row table:style-name="ro2">
          <table:table-cell table:style-name="ce12" office:value-type="float" office:value="26">
            <text:p>2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nable search for location based on street address input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Darran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3"/>
          <table:table-cell table:number-columns-repeated="1004"/>
        </table:table-row>
        <table:table-row table:style-name="ro5">
          <table:table-cell table:style-name="ce10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reate UI elements to hold comparison of two or more configurations (desktop)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 table:number-columns-repeated="10"/>
          <table:table-cell table:number-columns-repeated="1004"/>
        </table:table-row>
        <table:table-row table:style-name="ro5">
          <table:table-cell table:style-name="ce10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dd new tab to results page to allow for comparison (desktop)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5" table:style-name="ce10" office:value-type="float" office:value="1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5">
          <table:table-cell table:style-name="ce10" office:value-type="float" office:value="28">
            <text:p>28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Provide mechanism to select alternate configurations (desktop)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 table:number-columns-repeated="10"/>
          <table:table-cell table:number-columns-repeated="1004"/>
        </table:table-row>
        <table:table-row table:style-name="ro5">
          <table:table-cell table:style-name="ce10" office:value-type="float" office:value="28">
            <text:p>2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reate Unit Tests (desktop)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 table:number-columns-repeated="10"/>
          <table:table-cell table:number-columns-repeated="1004"/>
        </table:table-row>
        <table:table-row table:style-name="ro5">
          <table:table-cell table:style-name="ce10" office:value-type="float" office:value="28">
            <text:p>28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reate UI elements to hold comparison of two or more configurations (mobile)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Darran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1"/>
          <table:table-cell table:number-columns-repeated="1004"/>
        </table:table-row>
        <table:table-row table:style-name="ro5">
          <table:table-cell table:style-name="ce10" office:value-type="float" office:value="28">
            <text:p>28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dd new tab to results page to allow for comparison (mobile)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1"/>
          <table:table-cell table:number-columns-repeated="1004"/>
        </table:table-row>
        <table:table-row table:style-name="ro5">
          <table:table-cell table:style-name="ce10" office:value-type="float" office:value="28">
            <text:p>28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Provide mechanism to select alternate configurations (mobile)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Darran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5">
          <table:table-cell table:style-name="ce1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Update GAE to include efficiency information in the results class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 table:number-columns-repeated="10"/>
          <table:table-cell table:number-columns-repeated="1004"/>
        </table:table-row>
        <table:table-row table:style-name="ro5">
          <table:table-cell table:style-name="ce13" office:value-type="float" office:value="32">
            <text:p>32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Update the summary report in result pane to include information (desktop)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5" table:style-name="ce13" office:value-type="float" office:value="1">
            <text:p>1</text:p>
          </table:table-cell>
          <table:table-cell table:style-name="ce13" table:number-columns-repeated="10"/>
          <table:table-cell table:number-columns-repeated="1004"/>
        </table:table-row>
        <table:table-row table:style-name="ro5">
          <table:table-cell table:style-name="ce13" office:value-type="float" office:value="32">
            <text:p>32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Update the details table in results pane to include information (desktop)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5" table:style-name="ce13" office:value-type="float" office:value="1">
            <text:p>1</text:p>
          </table:table-cell>
          <table:table-cell table:style-name="ce13" table:number-columns-repeated="10"/>
          <table:table-cell table:number-columns-repeated="1004"/>
        </table:table-row>
        <table:table-row table:style-name="ro5">
          <table:table-cell table:style-name="ce13" office:value-type="float" office:value="32">
            <text:p>32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Update the summary report in result pane to include information (mobile)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Darran</text:p>
          </table:table-cell>
          <table:table-cell table:number-columns-repeated="5" table:style-name="ce13" office:value-type="float" office:value="1">
            <text:p>1</text:p>
          </table:table-cell>
          <table:table-cell table:style-name="ce13" table:number-columns-repeated="10"/>
          <table:table-cell table:number-columns-repeated="1004"/>
        </table:table-row>
        <table:table-row table:style-name="ro5">
          <table:table-cell table:style-name="ce13" office:value-type="float" office:value="32">
            <text:p>32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Update the details table in results pane to include information (mobile)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Darran</text:p>
          </table:table-cell>
          <table:table-cell table:number-columns-repeated="5" table:style-name="ce13" office:value-type="float" office:value="1">
            <text:p>1</text:p>
          </table:table-cell>
          <table:table-cell table:style-name="ce13" table:number-columns-repeated="10"/>
          <table:table-cell table:number-columns-repeated="1004"/>
        </table:table-row>
        <table:table-row table:style-name="ro5">
          <table:table-cell table:style-name="ce12" office:value-type="float" office:value="32">
            <text:p>32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Create Unit tests for GAE results.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5" table:style-name="ce12" office:value-type="float" office:value="2">
            <text:p>2</text:p>
          </table:table-cell>
          <table:table-cell table:style-name="ce12" table:number-columns-repeated="10"/>
          <table:table-cell table:number-columns-repeated="1004"/>
        </table:table-row>
        <table:table-row table:style-name="ro5">
          <table:table-cell table:style-name="ce14" office:value-type="float" office:value="33">
            <text:p>33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Update GAE to include panel output information in the results class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5" table:style-name="ce14" office:value-type="float" office:value="2">
            <text:p>2</text:p>
          </table:table-cell>
          <table:table-cell table:style-name="ce14" table:number-columns-repeated="10"/>
          <table:table-cell table:number-columns-repeated="1004"/>
        </table:table-row>
        <table:table-row table:style-name="ro5">
          <table:table-cell table:style-name="ce15" office:value-type="float" office:value="33">
            <text:p>33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Update the summary report in result pane to include information (desktop)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number-columns-repeated="5" table:style-name="ce15" office:value-type="float" office:value="1">
            <text:p>1</text:p>
          </table:table-cell>
          <table:table-cell table:style-name="ce15" table:number-columns-repeated="10"/>
          <table:table-cell table:number-columns-repeated="1004"/>
        </table:table-row>
        <table:table-row table:style-name="ro5">
          <table:table-cell table:style-name="ce15" office:value-type="float" office:value="33">
            <text:p>33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Update the details table in results pane to include information (desktop)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number-columns-repeated="5" table:style-name="ce15" office:value-type="float" office:value="1">
            <text:p>1</text:p>
          </table:table-cell>
          <table:table-cell table:style-name="ce15" table:number-columns-repeated="10"/>
          <table:table-cell table:number-columns-repeated="1004"/>
        </table:table-row>
        <table:table-row table:style-name="ro5">
          <table:table-cell table:style-name="ce15" office:value-type="float" office:value="33">
            <text:p>33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Update the summary report in result pane to include information (mobile)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Darran</text:p>
          </table:table-cell>
          <table:table-cell table:number-columns-repeated="5" table:style-name="ce15" office:value-type="float" office:value="1">
            <text:p>1</text:p>
          </table:table-cell>
          <table:table-cell table:style-name="ce15" table:number-columns-repeated="10"/>
          <table:table-cell table:number-columns-repeated="1004"/>
        </table:table-row>
        <table:table-row table:style-name="ro5">
          <table:table-cell table:style-name="ce15" office:value-type="float" office:value="33">
            <text:p>33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Update the details table in results pane to include information (mobile)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Darran</text:p>
          </table:table-cell>
          <table:table-cell table:number-columns-repeated="5" table:style-name="ce15" office:value-type="float" office:value="1">
            <text:p>1</text:p>
          </table:table-cell>
          <table:table-cell table:style-name="ce15" table:number-columns-repeated="10"/>
          <table:table-cell table:number-columns-repeated="1004"/>
        </table:table-row>
        <table:table-row table:style-name="ro5">
          <table:table-cell table:style-name="ce16" office:value-type="float" office:value="33">
            <text:p>33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Create Unit tests for GAE results.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number-columns-repeated="5" table:style-name="ce16" office:value-type="float" office:value="2">
            <text:p>2</text:p>
          </table:table-cell>
          <table:table-cell table:style-name="ce16" table:number-columns-repeated="10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5">
          <table:table-cell table:style-name="ce17" table:number-columns-repeated="2"/>
          <table:table-cell table:style-name="ce22" office:value-type="string">
            <text:p>Total Hours Remaining</text:p>
          </table:table-cell>
          <table:table-cell table:style-name="ce17" table:formula="of:=SUM([.D4:.D39])" office:value-type="float" office:value="78">
            <text:p>78</text:p>
          </table:table-cell>
          <table:table-cell table:style-name="ce22"/>
          <table:table-cell table:style-name="ce17" table:formula="of:=SUM([.F4:.F39])" office:value-type="float" office:value="72">
            <text:p>72</text:p>
          </table:table-cell>
          <table:table-cell table:style-name="ce17" table:formula="of:=SUM([.G4:.G39])" office:value-type="float" office:value="55">
            <text:p>55</text:p>
          </table:table-cell>
          <table:table-cell table:style-name="ce17" table:formula="of:=SUM([.H4:.H39])" office:value-type="float" office:value="50">
            <text:p>50</text:p>
          </table:table-cell>
          <table:table-cell table:style-name="ce17" table:formula="of:=SUM([.I4:.I39])" office:value-type="float" office:value="38">
            <text:p>38</text:p>
          </table:table-cell>
          <table:table-cell table:style-name="ce17" table:formula="of:=SUM([.J4:.J39])" office:value-type="float" office:value="36">
            <text:p>36</text:p>
          </table:table-cell>
          <table:table-cell table:style-name="ce17" table:formula="of:=SUM([.K4:.K39])" office:value-type="float" office:value="0">
            <text:p>0</text:p>
          </table:table-cell>
          <table:table-cell table:style-name="ce17" table:formula="of:=SUM([.L4:.L39])" office:value-type="float" office:value="0">
            <text:p>0</text:p>
          </table:table-cell>
          <table:table-cell table:style-name="ce17" table:formula="of:=SUM([.M4:.M39])" office:value-type="float" office:value="0">
            <text:p>0</text:p>
          </table:table-cell>
          <table:table-cell table:style-name="ce17" table:formula="of:=SUM([.N4:.N39])" office:value-type="float" office:value="0">
            <text:p>0</text:p>
          </table:table-cell>
          <table:table-cell table:style-name="ce17" table:formula="of:=SUM([.O4:.O39])" office:value-type="float" office:value="0">
            <text:p>0</text:p>
          </table:table-cell>
          <table:table-cell table:style-name="ce17" table:formula="of:=SUM([.P4:.P39])" office:value-type="float" office:value="0">
            <text:p>0</text:p>
          </table:table-cell>
          <table:table-cell table:style-name="ce17" table:formula="of:=SUM([.Q4:.Q39])" office:value-type="float" office:value="0">
            <text:p>0</text:p>
          </table:table-cell>
          <table:table-cell table:style-name="ce17" table:formula="of:=SUM([.R4:.R39])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style-name="ce22" table:number-columns-repeated="1004"/>
        </table:table-row>
        <table:table-row table:style-name="ro2">
          <table:table-cell table:style-name="ce17" table:number-columns-repeated="2"/>
          <table:table-cell table:style-name="ce22" office:value-type="string">
            <text:p>Tasks Completed</text:p>
          </table:table-cell>
          <table:table-cell table:style-name="ce17" table:formula="of:=COUNT([.D4:.D39])" office:value-type="float" office:value="36">
            <text:p>36</text:p>
          </table:table-cell>
          <table:table-cell table:style-name="ce22"/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 table:number-columns-repeated="10" table:style-name="ce17" office:value-type="float" office:value="0">
            <text:p>0</text:p>
          </table:table-cell>
          <table:table-cell table:style-name="ce22" table:number-columns-repeated="1004"/>
        </table:table-row>
        <table:table-row table:style-name="ro5">
          <table:table-cell table:style-name="ce17" table:number-columns-repeated="2"/>
          <table:table-cell table:style-name="ce22" office:value-type="string">
            <text:p>Tasks Remaining</text:p>
          </table:table-cell>
          <table:table-cell table:style-name="ce17"/>
          <table:table-cell table:style-name="ce22"/>
          <table:table-cell table:style-name="ce17" table:formula="of:=[.D43]-[.F43]" office:value-type="float" office:value="34">
            <text:p>34</text:p>
          </table:table-cell>
          <table:table-cell table:style-name="ce17" table:formula="of:=[.F44]-[.G43]" office:value-type="float" office:value="29">
            <text:p>29</text:p>
          </table:table-cell>
          <table:table-cell table:style-name="ce17" table:formula="of:=[.G44]-[.H43]" office:value-type="float" office:value="27">
            <text:p>27</text:p>
          </table:table-cell>
          <table:table-cell table:style-name="ce17" table:formula="of:=[.H44]-[.I43]" office:value-type="float" office:value="22">
            <text:p>22</text:p>
          </table:table-cell>
          <table:table-cell table:style-name="ce17" table:formula="of:=[.I44]-[.J43]" office:value-type="float" office:value="21">
            <text:p>21</text:p>
          </table:table-cell>
          <table:table-cell table:style-name="ce17" table:formula="of:=[.J44]-[.K43]" office:value-type="float" office:value="21">
            <text:p>21</text:p>
          </table:table-cell>
          <table:table-cell table:style-name="ce17" table:formula="of:=[.K44]-[.L43]" office:value-type="float" office:value="21">
            <text:p>21</text:p>
          </table:table-cell>
          <table:table-cell table:style-name="ce17" table:formula="of:=[.L44]-[.M43]" office:value-type="float" office:value="21">
            <text:p>21</text:p>
          </table:table-cell>
          <table:table-cell table:style-name="ce17" table:formula="of:=[.M44]-[.N43]" office:value-type="float" office:value="21">
            <text:p>21</text:p>
          </table:table-cell>
          <table:table-cell table:style-name="ce17" table:formula="of:=[.N44]-[.O43]" office:value-type="float" office:value="21">
            <text:p>21</text:p>
          </table:table-cell>
          <table:table-cell table:style-name="ce17" table:formula="of:=[.O44]-[.P43]" office:value-type="float" office:value="21">
            <text:p>21</text:p>
          </table:table-cell>
          <table:table-cell table:style-name="ce17" table:formula="of:=[.P44]-[.Q43]" office:value-type="float" office:value="21">
            <text:p>21</text:p>
          </table:table-cell>
          <table:table-cell table:style-name="ce17" table:formula="of:=[.Q44]-[.R43]" office:value-type="float" office:value="21">
            <text:p>21</text:p>
          </table:table-cell>
          <table:table-cell table:style-name="ce17" table:formula="of:=[.R44]-[.S43]" office:value-type="float" office:value="21">
            <text:p>21</text:p>
          </table:table-cell>
          <table:table-cell table:style-name="ce17" table:formula="of:=[.S44]-[.T43]" office:value-type="float" office:value="21">
            <text:p>21</text:p>
          </table:table-cell>
          <table:table-cell table:style-name="ce22" table:number-columns-repeated="1004"/>
        </table:table-row>
        <table:table-row table:style-name="ro7">
          <table:table-cell table:style-name="ce17" table:number-columns-repeated="2"/>
          <table:table-cell table:style-name="ce22" office:value-type="string">
            <text:p>Ideal Burndown</text:p>
          </table:table-cell>
          <table:table-cell table:style-name="ce17"/>
          <table:table-cell table:style-name="ce22"/>
          <table:table-cell table:style-name="ce17" office:value-type="float" office:value="76">
            <text:p>76</text:p>
          </table:table-cell>
          <table:table-cell table:style-name="ce17" office:value-type="float" office:value="70.5714285714286">
            <text:p>70.5714285714</text:p>
          </table:table-cell>
          <table:table-cell table:style-name="ce17" office:value-type="float" office:value="65.1428571428571">
            <text:p>65.1428571429</text:p>
          </table:table-cell>
          <table:table-cell table:style-name="ce17" office:value-type="float" office:value="59.7142857142857">
            <text:p>59.7142857143</text:p>
          </table:table-cell>
          <table:table-cell table:style-name="ce17" office:value-type="float" office:value="54.2857142857143">
            <text:p>54.2857142857</text:p>
          </table:table-cell>
          <table:table-cell table:style-name="ce17" office:value-type="float" office:value="48.8571428571429">
            <text:p>48.8571428571</text:p>
          </table:table-cell>
          <table:table-cell table:style-name="ce17" office:value-type="float" office:value="43.4285714285714">
            <text:p>43.4285714286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2.5714285714286">
            <text:p>32.5714285714</text:p>
          </table:table-cell>
          <table:table-cell table:style-name="ce17" office:value-type="float" office:value="27.1428571428571">
            <text:p>27.1428571429</text:p>
          </table:table-cell>
          <table:table-cell table:style-name="ce17" office:value-type="float" office:value="21.7142857142857">
            <text:p>21.7142857143</text:p>
          </table:table-cell>
          <table:table-cell table:style-name="ce17" office:value-type="float" office:value="16.2857142857143">
            <text:p>16.2857142857</text:p>
          </table:table-cell>
          <table:table-cell table:style-name="ce17" office:value-type="float" office:value="10.8571428571429">
            <text:p>10.8571428571</text:p>
          </table:table-cell>
          <table:table-cell table:style-name="ce17" office:value-type="float" office:value="5.42857142857143">
            <text:p>5.4285714286</text:p>
          </table:table-cell>
          <table:table-cell table:style-name="ce17" office:value-type="float" office:value="0">
            <text:p>0</text:p>
          </table:table-cell>
          <table:table-cell table:style-name="ce22" table:number-columns-repeated="1004"/>
        </table:table-row>
        <table:table-row table:style-name="ro7">
          <table:table-cell table:style-name="ce17" table:number-columns-repeated="2"/>
          <table:table-cell table:style-name="ce22" office:value-type="string">
            <text:p>Day</text:p>
          </table:table-cell>
          <table:table-cell table:style-name="ce17"/>
          <table:table-cell table:style-name="ce22"/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22" table:number-columns-repeated="1004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4" table:default-cell-style-name="ce8"/>
        <table:table-column table:style-name="co1" table:number-columns-repeated="1023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4" table:default-cell-style-name="ce8"/>
        <table:table-column table:style-name="co1" table:number-columns-repeated="1023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 style:data-style-name="N2" text:time-value="0000-00-00T13:25: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10-14T13:26:52</dc:date>
    <meta:editing-cycles>81</meta:editing-cycles>
    <meta:editing-duration>PT4H43M8S</meta:editing-duration>
    <meta:document-statistic meta:table-count="3" meta:cell-count="4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406cm" svg:y="0.549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42:Sheet1.C45 Sheet1.F42:Sheet1.T45" chart:data-source-has-labels="column" svg:x="1.967cm" svg:y="3.347cm" svg:width="32.823cm" svg:height="15.255cm">
          <chartooo:coordinate-region svg:x="2.491cm" svg:y="3.547cm" svg:width="32.299cm" svg:height="14.408cm"/>
          <chart:axis chart:dimension="x" chart:name="primary-x" chart:style-name="ch5">
            <chart:title svg:x="18.064cm" svg:y="18.986cm" chart:style-name="ch6">
              <text:p>Day</text:p>
            </chart:title>
          </chart:axis>
          <chart:axis chart:dimension="y" chart:name="primary-y" chart:style-name="ch7">
            <chart:title svg:x="0.45cm" svg:y="11.357cm" chart:style-name="ch8">
              <text:p>Hours</text:p>
            </chart:title>
            <chart:grid chart:style-name="ch9" chart:class="major"/>
          </chart:axis>
          <chart:series chart:style-name="ch10" chart:values-cell-range-address="Sheet1.F43:Sheet1.T43" chart:label-cell-address="Sheet1.C43:Sheet1.C43" chart:class="chart:bar">
            <chart:data-point chart:repeated="15"/>
          </chart:series>
          <chart:series chart:style-name="ch11" chart:values-cell-range-address="Sheet1.F42:Sheet1.T42" chart:label-cell-address="Sheet1.C42:Sheet1.C42" chart:class="chart:line">
            <chart:data-point chart:repeated="15"/>
          </chart:series>
          <chart:series chart:style-name="ch12" chart:values-cell-range-address="Sheet1.F44:Sheet1.T44" chart:label-cell-address="Sheet1.C44:Sheet1.C44" chart:class="chart:line">
            <chart:data-point chart:repeated="15"/>
          </chart:series>
          <chart:series chart:style-name="ch13" chart:values-cell-range-address="Sheet1.F45:Sheet1.T45" chart:label-cell-address="Sheet1.C45:Sheet1.C45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3:Sheet1.C43</svg:desc>
                </draw:g>
              </table:table-cell>
              <table:table-cell office:value-type="float" office:value="2">
                <text:p>2</text:p>
                <draw:g>
                  <svg:desc>Sheet1.F43:Sheet1.T4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2:Sheet1.C42</svg:desc>
                </draw:g>
              </table:table-cell>
              <table:table-cell office:value-type="float" office:value="72">
                <text:p>72</text:p>
                <draw:g>
                  <svg:desc>Sheet1.F42:Sheet1.T42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4:Sheet1.C44</svg:desc>
                </draw:g>
              </table:table-cell>
              <table:table-cell office:value-type="float" office:value="34">
                <text:p>34</text:p>
                <draw:g>
                  <svg:desc>Sheet1.F44:Sheet1.T44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Ideal Burndown</text:p>
                <draw:g>
                  <svg:desc>Sheet1.C45:Sheet1.C45</svg:desc>
                </draw:g>
              </table:table-cell>
              <table:table-cell office:value-type="float" office:value="76">
                <text:p>76</text:p>
                <draw:g>
                  <svg:desc>Sheet1.F45:Sheet1.T45</svg:desc>
                </draw:g>
              </table:table-cell>
              <table:table-cell office:value-type="float" office:value="70.5714285714286">
                <text:p>70.5714285714286</text:p>
              </table:table-cell>
              <table:table-cell office:value-type="float" office:value="65.1428571428571">
                <text:p>65.1428571428571</text:p>
              </table:table-cell>
              <table:table-cell office:value-type="float" office:value="59.7142857142857">
                <text:p>59.7142857142857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48.8571428571429">
                <text:p>48.8571428571429</text:p>
              </table:table-cell>
              <table:table-cell office:value-type="float" office:value="43.4285714285714">
                <text:p>43.4285714285714</text:p>
              </table:table-cell>
              <table:table-cell office:value-type="float" office:value="38">
                <text:p>38</text:p>
              </table:table-cell>
              <table:table-cell office:value-type="float" office:value="32.5714285714286">
                <text:p>32.5714285714286</text:p>
              </table:table-cell>
              <table:table-cell office:value-type="float" office:value="27.1428571428571">
                <text:p>27.1428571428571</text:p>
              </table:table-cell>
              <table:table-cell office:value-type="float" office:value="21.7142857142857">
                <text:p>21.7142857142857</text:p>
              </table:table-cell>
              <table:table-cell office:value-type="float" office:value="16.2857142857143">
                <text:p>16.2857142857143</text:p>
              </table:table-cell>
              <table:table-cell office:value-type="float" office:value="10.8571428571429">
                <text:p>10.8571428571429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